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Implementación:</text:h>
      <text:p text:style-name="Text_20_body">Se comienza usando el protocolo XML-RPC original sobre HTTP en el puerto 8080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2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 y devuelve un mensaje de despedida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4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5">&lt;/methodResponse&gt;</text:p>
      <text:p text:style-name="Text_20_body"> </text:p>
      <text:h text:style-name="P1" text:outline-level="1">Estados de JiL:</text:h>
      <text:p text:style-name="Text_20_body"> </text:p>
      <text:p text:style-name="Text_20_body">El servidor será una máquina de estados con los siguientes estados:</text:p>
      <text:p text:style-name="Text_20_body">-Connected: Simplemente hemos empezado la conexión</text:p>
      <text:p text:style-name="Text_20_body">-Authenticated: Ya hos hemos autenticado.</text:p>
      <text:p text:style-name="Text_20_body">-Opened: Vi abieto y listo para usar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meta:document-statistic meta:table-count="0" meta:image-count="0" meta:object-count="0" meta:page-count="4" meta:paragraph-count="112" meta:word-count="521" meta:character-count="3622"/>
    <dc:date>2012-12-14T17:38:51.63</dc:date>
    <dc:creator>Dictino Chaos</dc:creator>
    <meta:editing-duration>PT54S</meta:editing-duration>
    <meta:editing-cycles>1</meta:editing-cycles>
    <meta:generator>OpenOffice.org/3.3$Win32 OpenOffice.org_project/330m20$Build-9567</meta:generator>
  </office:meta>
</office:document-meta>
</file>